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>
      <style:table-properties style:width="6.414cm" fo:margin-left="0.413cm" fo:margin-right="10.174cm" table:align="margins" style:shadow="none"/>
    </style:style>
    <style:style style:name="表格2.A" style:family="table-column">
      <style:table-column-properties style:column-width="6.414cm" style:rel-column-width="3636*"/>
    </style:style>
    <style:style style:name="表格2.A1" style:family="table-cell">
      <style:table-cell-properties fo:padding="0.097cm" fo:border="0.002cm solid #ffffff"/>
    </style:style>
    <style:style style:name="表格3" style:family="table">
      <style:table-properties style:width="6.219cm" table:align="margins"/>
    </style:style>
    <style:style style:name="表格3.A" style:family="table-column">
      <style:table-column-properties style:column-width="2.498cm" style:rel-column-width="1416*"/>
    </style:style>
    <style:style style:name="表格3.B" style:family="table-column">
      <style:table-column-properties style:column-width="3.722cm" style:rel-column-width="2110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[[repeatIn(objects,'o')]]</text:p>
            <table:table table:name="表格3" table:style-name="表格3">
              <table:table-column table:style-name="表格3.A"/>
              <table:table-column table:style-name="表格3.B"/>
              <table:table-row>
                <table:table-cell table:style-name="表格3.A1" office:value-type="string">
                  <text:p text:style-name="P1">客户：</text:p>
                </table:table-cell>
                <table:table-cell table:style-name="表格3.B1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客户订单号：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PO.NO.: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物料编码：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品名：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规格：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PO数量：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送货数量：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  <table:table-row>
                <table:table-cell table:style-name="表格3.A2" office:value-type="string">
                  <text:p text:style-name="P1">送货日期：</text:p>
                </table:table-cell>
                <table:table-cell table:style-name="表格3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1:37:04.95</meta:creation-date>
    <meta:document-statistic meta:table-count="2" meta:image-count="0" meta:object-count="0" meta:page-count="1" meta:paragraph-count="10" meta:word-count="16" meta:character-count="67"/>
    <dc:date>2013-01-10T11:48:08.40</dc:date>
    <dc:creator>wang sheng wang</dc:creator>
    <meta:editing-duration>PT11M4S</meta:editing-duration>
    <meta:editing-cycles>1</meta:editing-cycles>
    <meta:generator>OpenOffice.org/3.3$Win32 OpenOffice.org_project/330m20$Build-9567</meta:generator>
  </office:meta>
</office:document-meta>
</file>